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0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20" office:value-type="string" calcext:value-type="string">
            <text:p>Description:</text:p>
          </table:table-cell>
          <table:table-cell table:style-name="ce20" office:value-type="string" calcext:value-type="string">
            <text:p>E coli model with 10 reactions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Units:</text:p>
          </table:table-cell>
          <table:table-cell table:style-name="ce20" table:number-columns-repeated="2"/>
          <table:table-cell table:number-columns-repeated="16381"/>
        </table:table-row>
        <table:table-row table:style-name="ro1">
          <table:table-cell table:style-name="ce20" office:value-type="string" calcext:value-type="string">
            <text:p>Km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1/h</text:p>
          </table:table-cell>
          <table:table-cell table:style-name="ce20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g/L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20" table:number-columns-repeated="3"/>
          <table:table-cell table:number-columns-repeated="16381"/>
        </table:table-row>
        <table:table-row table:style-name="ro1">
          <table:table-cell table:style-name="ce20" office:value-type="string" calcext:value-type="string">
            <text:p>Sheets: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</text:p>
          </table:table-cell>
          <table:table-cell table:style-name="ce20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A</text:p>
          </table:table-cell>
          <table:table-cell table:style-name="ce20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I</text:p>
          </table:table-cell>
          <table:table-cell table:style-name="ce20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kcat</text:p>
          </table:table-cell>
          <table:table-cell table:style-name="ce20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0"/>
          <table:table-cell table:style-name="ce20" office:value-type="string" calcext:value-type="string">
            <text:p>conditions</text:p>
          </table:table-cell>
          <table:table-cell table:style-name="ce20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2" table:default-cell-style-name="ce21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32"/>
        <table:table-column table:style-name="co5" table:number-columns-repeated="15363" table:default-cell-style-name="ce32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32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4" table:default-cell-style-name="ce21"/>
        <table:table-column table:style-name="co4" table:number-columns-repeated="3" table:default-cell-style-name="ce21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9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number-columns-repeated="6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8" table:style-name="ce3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/>
          <table:table-cell table:style-name="ce4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4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32"/>
        <table:table-column table:style-name="co14" table:default-cell-style-name="ce32"/>
        <table:table-column table:style-name="co1" table:default-cell-style-name="ce32"/>
        <table:table-column table:style-name="co5" table:number-columns-repeated="16371" table:default-cell-style-name="ce32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5" office:value-type="string" calcext:value-type="string">
            <text:p>x_C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x_W</text:p>
          </table:table-cell>
          <table:table-cell table:number-columns-repeated="8"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C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6" office:value-type="string" calcext:value-type="string">
            <text:p>ATP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RNA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0" office:value-type="float" office:value="32" calcext:value-type="float">
            <text:p>32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DNA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1">
          <table:table-cell table:style-name="ce25" office:value-type="string" calcext:value-type="string">
            <text:p>P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45" table:number-columns-repeated="4"/>
          <table:table-cell table:number-columns-repeated="16371"/>
        </table:table-row>
        <table:table-row table:style-name="ro3">
          <table:table-cell table:style-name="ce25"/>
          <table:table-cell table:style-name="ce41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41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4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4"/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9.7" calcext:value-type="float">
            <text:p>39.7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60.1" calcext:value-type="float">
            <text:p>60.1</text:p>
          </table:table-cell>
          <table:table-cell office:value-type="float" office:value="7.9" calcext:value-type="float">
            <text:p>7.9</text:p>
          </table:table-cell>
          <table:table-cell office:value-type="float" office:value="49" calcext:value-type="float">
            <text:p>49</text:p>
          </table:table-cell>
          <table:table-cell office:value-type="float" office:value="4.6" calcext:value-type="float">
            <text:p>4.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26" table:default-cell-style-name="ce21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226" calcext:value-type="float">
            <text:p>226</text:p>
          </table:table-cell>
          <table:table-cell table:number-columns-repeated="26" table:style-name="ce22" office:value-type="float" office:value="226" calcext:value-type="float">
            <text:p>226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41" office:value-type="string" calcext:value-type="string">
            <text:p>x_C</text:p>
          </table:table-cell>
          <table:table-cell office:value-type="float" office:value="10" calcext:value-type="float">
            <text:p>10</text:p>
          </table:table-cell>
          <table:table-cell table:formula="of:=[.B3]/1.3" office:value-type="float" office:value="7.69230769230769" calcext:value-type="float">
            <text:p>7.69230769230769</text:p>
          </table:table-cell>
          <table:table-cell table:formula="of:=[.C3]/1.3" office:value-type="float" office:value="5.91715976331361" calcext:value-type="float">
            <text:p>5.91715976331361</text:p>
          </table:table-cell>
          <table:table-cell table:formula="of:=[.D3]/1.3" office:value-type="float" office:value="4.55166135639508" calcext:value-type="float">
            <text:p>4.55166135639508</text:p>
          </table:table-cell>
          <table:table-cell table:style-name="ce22" table:formula="of:=[.E3]/1.3" office:value-type="float" office:value="3.50127796645776" calcext:value-type="float">
            <text:p>3.50127796645776</text:p>
          </table:table-cell>
          <table:table-cell table:style-name="ce22" table:formula="of:=[.F3]/1.3" office:value-type="float" office:value="2.69329074342904" calcext:value-type="float">
            <text:p>2.69329074342904</text:p>
          </table:table-cell>
          <table:table-cell table:style-name="ce22" table:formula="of:=[.G3]/1.3" office:value-type="float" office:value="2.07176211033003" calcext:value-type="float">
            <text:p>2.07176211033003</text:p>
          </table:table-cell>
          <table:table-cell table:style-name="ce22" table:formula="of:=[.H3]/1.3" office:value-type="float" office:value="1.59366316179233" calcext:value-type="float">
            <text:p>1.59366316179233</text:p>
          </table:table-cell>
          <table:table-cell table:style-name="ce22" table:formula="of:=[.I3]/1.3" office:value-type="float" office:value="1.22589473984026" calcext:value-type="float">
            <text:p>1.22589473984026</text:p>
          </table:table-cell>
          <table:table-cell table:style-name="ce22" table:formula="of:=[.J3]/1.3" office:value-type="float" office:value="0.942995953723274" calcext:value-type="float">
            <text:p>0.942995953723274</text:p>
          </table:table-cell>
          <table:table-cell table:style-name="ce22" table:formula="of:=[.K3]/1.3" office:value-type="float" office:value="0.725381502864057" calcext:value-type="float">
            <text:p>0.725381502864057</text:p>
          </table:table-cell>
          <table:table-cell table:style-name="ce22" table:formula="of:=[.L3]/1.3" office:value-type="float" office:value="0.55798577143389" calcext:value-type="float">
            <text:p>0.55798577143389</text:p>
          </table:table-cell>
          <table:table-cell table:style-name="ce22" table:formula="of:=[.M3]/1.3" office:value-type="float" office:value="0.429219824179915" calcext:value-type="float">
            <text:p>0.429219824179915</text:p>
          </table:table-cell>
          <table:table-cell table:style-name="ce22" table:formula="of:=[.N3]/1.3" office:value-type="float" office:value="0.330169095523012" calcext:value-type="float">
            <text:p>0.330169095523012</text:p>
          </table:table-cell>
          <table:table-cell table:style-name="ce22" table:formula="of:=[.O3]/1.3" office:value-type="float" office:value="0.253976227325394" calcext:value-type="float">
            <text:p>0.253976227325394</text:p>
          </table:table-cell>
          <table:table-cell table:style-name="ce22" table:formula="of:=[.P3]/1.3" office:value-type="float" office:value="0.195366328711841" calcext:value-type="float">
            <text:p>0.195366328711841</text:p>
          </table:table-cell>
          <table:table-cell table:style-name="ce22" table:formula="of:=[.Q3]/1.3" office:value-type="float" office:value="0.150281791316801" calcext:value-type="float">
            <text:p>0.150281791316801</text:p>
          </table:table-cell>
          <table:table-cell table:style-name="ce22" table:formula="of:=[.R3]/1.3" office:value-type="float" office:value="0.115601377936001" calcext:value-type="float">
            <text:p>0.115601377936001</text:p>
          </table:table-cell>
          <table:table-cell table:style-name="ce22" table:formula="of:=[.S3]/1.3" office:value-type="float" office:value="0.0889241368738467" calcext:value-type="float">
            <text:p>0.0889241368738467</text:p>
          </table:table-cell>
          <table:table-cell table:style-name="ce22" table:formula="of:=[.T3]/1.3" office:value-type="float" office:value="0.0684031822106513" calcext:value-type="float">
            <text:p>0.0684031822106513</text:p>
          </table:table-cell>
          <table:table-cell table:style-name="ce22" table:formula="of:=[.U3]/1.3" office:value-type="float" office:value="0.0526178324697318" calcext:value-type="float">
            <text:p>0.0526178324697318</text:p>
          </table:table-cell>
          <table:table-cell table:style-name="ce22" table:formula="of:=[.V3]/1.3" office:value-type="float" office:value="0.0404752557459475" calcext:value-type="float">
            <text:p>0.0404752557459475</text:p>
          </table:table-cell>
          <table:table-cell table:style-name="ce22" table:formula="of:=[.W3]/1.3" office:value-type="float" office:value="0.0311348121122673" calcext:value-type="float">
            <text:p>0.0311348121122673</text:p>
          </table:table-cell>
          <table:table-cell table:style-name="ce22" table:formula="of:=[.X3]/1.3" office:value-type="float" office:value="0.0239498554709749" calcext:value-type="float">
            <text:p>0.0239498554709749</text:p>
          </table:table-cell>
          <table:table-cell table:style-name="ce22" table:formula="of:=[.Y3]/1.3" office:value-type="float" office:value="0.0184229657469037" calcext:value-type="float">
            <text:p>0.0184229657469037</text:p>
          </table:table-cell>
          <table:table-cell table:style-name="ce22" table:formula="of:=[.Z3]/1.3" office:value-type="float" office:value="0.0141715121130029" calcext:value-type="float">
            <text:p>0.0141715121130029</text:p>
          </table:table-cell>
          <table:table-cell table:style-name="ce22" table:formula="of:=[.AA3]/1.3" office:value-type="float" office:value="0.0109011631638484" calcext:value-type="float">
            <text:p>0.0109011631638484</text:p>
          </table:table-cell>
          <table:table-cell table:style-name="ce22" table:formula="of:=[.AB3]/1.3" office:value-type="float" office:value="0.00838551012603721" calcext:value-type="float">
            <text:p>0.00838551012603721</text:p>
          </table:table-cell>
          <table:table-cell table:style-name="ce22" table:formula="of:=[.AC3]/1.3" office:value-type="float" office:value="0.006450392404644" calcext:value-type="float">
            <text:p>0.006450392404644</text:p>
          </table:table-cell>
          <table:table-cell table:style-name="ce22" table:formula="of:=[.AD3]/1.3" office:value-type="float" office:value="0.00496184031126462" calcext:value-type="float">
            <text:p>0.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22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2"/>
        <table:table-row table:style-name="ro1">
          <table:table-cell table:style-name="ce46" office:value-type="string" calcext:value-type="string">
            <text:p>mu</text:p>
          </table:table-cell>
          <table:table-cell table:style-name="ce25" office:value-type="string" calcext:value-type="string">
            <text:p>TC</text:p>
          </table:table-cell>
          <table:table-cell table:style-name="ce25" office:value-type="string" calcext:value-type="string">
            <text:p>TC2</text:p>
          </table:table-cell>
          <table:table-cell table:style-name="ce25" office:value-type="string" calcext:value-type="string">
            <text:p>ATPS</text:p>
          </table:table-cell>
          <table:table-cell table:style-name="ce25" office:value-type="string" calcext:value-type="string">
            <text:p>EAA</text:p>
          </table:table-cell>
          <table:table-cell table:style-name="ce25" office:value-type="string" calcext:value-type="string">
            <text:p>ENT</text:p>
          </table:table-cell>
          <table:table-cell table:style-name="ce26" office:value-type="string" calcext:value-type="string">
            <text:p>RNAP</text:p>
          </table:table-cell>
          <table:table-cell table:style-name="ce26" office:value-type="string" calcext:value-type="string">
            <text:p>DNAP</text:p>
          </table:table-cell>
          <table:table-cell table:style-name="ce25" office:value-type="string" calcext:value-type="string">
            <text:p>R</text:p>
          </table:table-cell>
          <table:table-cell table:style-name="ce41"/>
          <table:table-cell table:style-name="ce45"/>
          <table:table-cell table:style-name="ce41" table:number-columns-repeated="2"/>
          <table:table-cell table:number-columns-repeated="16371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46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46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46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4" office:value-type="string" calcext:value-type="string">
            <text:p>metabolite</text:p>
          </table:table-cell>
          <table:table-cell table:style-name="ce47" office:value-type="string" calcext:value-type="string">
            <text:p>mass_fraction</text:p>
          </table:table-cell>
        </table:table-row>
        <table:table-row table:style-name="ro1">
          <table:table-cell table:style-name="ce25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6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5" office:value-type="string" calcext:value-type="string">
            <text:p>RNA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table:style-name="ce25" office:value-type="string" calcext:value-type="string">
            <text:p>DNA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25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5"/>
          <table:table-cell table:style-name="ce47"/>
        </table:table-row>
        <table:table-row table:style-name="ro1" table:number-rows-repeated="2">
          <table:table-cell/>
          <table:table-cell table:style-name="ce4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2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_)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6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6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0P2" style:volatile="true">
      <number:currency-symbol/>
      <number:fill-character> </number:fill-character>
      <number:text>- _)</number:text>
    </number:currency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3">
      <number:number number:decimal-places="15" number:min-decimal-places="15" number:min-integer-digits="1"/>
    </number:number-style>
    <number:number-style style:name="N17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0-27T15:18:06.976461539</dc:date>
    <meta:editing-cycles>179</meta:editing-cycles>
    <meta:editing-duration>PT3H59M10S</meta:editing-duration>
    <meta:document-statistic meta:table-count="9" meta:cell-count="478" meta:object-count="0"/>
  </office:meta>
</office:document-meta>
</file>